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1" svg:font-family="'Liberation San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23f62" draw:textarea-horizontal-align="justify" draw:textarea-vertical-align="middle" draw:auto-grow-height="false" fo:min-height="2.925cm" fo:min-width="2.04cm"/>
    </style:style>
    <style:style style:name="gr2" style:family="graphic" style:parent-style-name="standard">
      <style:graphic-properties draw:fill-color="#f2cbf8" draw:textarea-horizontal-align="justify" draw:textarea-vertical-align="middle" draw:auto-grow-height="false" fo:min-height="1.655cm" fo:min-width="0.77cm"/>
    </style:style>
    <style:style style:name="gr3" style:family="graphic" style:parent-style-name="standard">
      <style:graphic-properties draw:fill-color="#f9cfb5" draw:textarea-horizontal-align="justify" draw:textarea-vertical-align="middle" draw:auto-grow-height="false" fo:min-height="1.655cm" fo:min-width="0.77cm"/>
    </style:style>
    <style:style style:name="gr4" style:family="graphic" style:parent-style-name="standard">
      <style:graphic-properties draw:fill-color="#ffd74c" draw:textarea-horizontal-align="justify" draw:textarea-vertical-align="middle" draw:auto-grow-height="false" fo:min-height="1.655cm" fo:min-width="0.77cm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0.135cm"/>
    </style:style>
    <style:style style:name="gr6" style:family="graphic" style:parent-style-name="standard">
      <style:graphic-properties draw:fill-color="#023f62" draw:textarea-horizontal-align="justify" draw:textarea-vertical-align="middle" draw:auto-grow-height="false" fo:min-height="0.068cm" fo:min-width="1.167cm"/>
    </style:style>
    <style:style style:name="gr7" style:family="graphic" style:parent-style-name="standard">
      <style:graphic-properties draw:fill-color="#023f62" draw:textarea-horizontal-align="justify" draw:textarea-vertical-align="middle" draw:auto-grow-height="false" fo:min-height="0.068cm" fo:min-width="0.518cm"/>
    </style:style>
    <style:style style:name="gr8" style:family="graphic" style:parent-style-name="standard">
      <style:graphic-properties draw:fill-color="#4c7b81" draw:textarea-horizontal-align="justify" draw:textarea-vertical-align="middle" draw:auto-grow-height="false" fo:min-height="2.925cm" fo:min-width="2.0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color="#e9b913" draw:fill="none" draw:textarea-vertical-align="middle"/>
    </style:style>
    <style:style style:name="gr12" style:family="graphic" style:parent-style-name="objectwithoutfill">
      <style:graphic-properties svg:stroke-color="#dc85e9" draw:fill="none" draw:textarea-vertical-align="middl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-color="#023f62" draw:textarea-horizontal-align="justify" draw:textarea-vertical-align="middle" draw:auto-grow-height="false" fo:min-height="0.703cm" fo:min-width="1.167cm"/>
    </style:style>
    <style:style style:name="gr15" style:family="graphic" style:parent-style-name="standard">
      <style:graphic-properties draw:stroke="none" draw:fill="none" draw:fill-color="#023f62"/>
      <style:paragraph-properties style:writing-mode="lr-tb"/>
    </style:style>
    <style:style style:name="gr16" style:family="graphic" style:parent-style-name="standard">
      <style:graphic-properties draw:fill-color="#023f62" draw:textarea-vertical-align="middle" draw:auto-grow-height="false" fo:min-height="1.656cm" fo:min-width="1.748cm"/>
    </style:style>
    <style:style style:name="gr17" style:family="graphic" style:parent-style-name="standard">
      <style:graphic-properties draw:fill-color="#023f62" draw:textarea-horizontal-align="justify" draw:textarea-vertical-align="middle" draw:auto-grow-height="false" fo:min-height="0.385cm" fo:min-width="0.135cm"/>
    </style:style>
    <style:style style:name="gr18" style:family="graphic" style:parent-style-name="standard">
      <style:graphic-properties draw:fill-color="#023f62" draw:textarea-horizontal-align="justify" draw:textarea-vertical-align="middle" draw:auto-grow-height="false" fo:min-height="1.655cm" fo:min-width="0.77cm"/>
    </style:style>
    <style:style style:name="gr19" style:family="graphic" style:parent-style-name="standard">
      <style:graphic-properties draw:fill-color="#4c7b81" draw:textarea-horizontal-align="justify" draw:textarea-vertical-align="middle" draw:auto-grow-height="false" fo:min-height="1.908cm" fo:min-width="0.77cm"/>
    </style:style>
    <style:style style:name="gr20" style:family="graphic" style:parent-style-name="standard">
      <style:graphic-properties svg:stroke-color="#ffffff" draw:fill-color="#ffffff"/>
      <style:paragraph-properties style:writing-mode="lr-tb"/>
    </style:style>
    <style:style style:name="pr1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rightBlue_5f_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23f62"/>
      <style:paragraph-properties fo:text-align="center"/>
    </style:style>
    <style:style style:name="P2" style:family="paragraph">
      <loext:graphic-properties draw:fill-color="#f2cbf8"/>
      <style:paragraph-properties fo:text-align="center"/>
    </style:style>
    <style:style style:name="P3" style:family="paragraph">
      <loext:graphic-properties draw:fill-color="#f9cfb5"/>
      <style:paragraph-properties fo:text-align="center"/>
    </style:style>
    <style:style style:name="P4" style:family="paragraph">
      <loext:graphic-properties draw:fill-color="#ffd74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4c7b81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023f62"/>
      <style:paragraph-properties style:writing-mode="lr-tb"/>
      <style:text-properties style:font-name="Comic Sans MS1" fo:font-size="32pt" style:font-size-asian="18pt" style:font-size-complex="18pt"/>
    </style:style>
    <style:style style:name="P10" style:family="paragraph">
      <loext:graphic-properties draw:fill-color="#023f62"/>
      <style:paragraph-properties fo:text-align="center"/>
      <style:text-properties style:font-name="Comic Sans MS1" fo:font-size="32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-color="#ffffff"/>
    </style:style>
    <style:style style:name="T1" style:family="text">
      <style:text-properties fo:color="#8e03a3" loext:opacity="100%" style:font-name="Comic Sans MS1"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custom-shape draw:style-name="gr1" draw:text-style-name="P1" draw:layer="layout" svg:width="2.54cm" svg:height="3.175cm" svg:x="10.795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27cm" svg:height="1.905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905cm" svg:x="5.08cm" svg:y="6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905cm" svg:x="5.715cm" svg:y="8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3.175cm" svg:x="7.62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1.905cm" svg:height="0.635cm" svg:x="8.25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6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86cm" svg:y="6.3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86cm" svg:y="6.3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905cm" svg:height="0.635cm" svg:x="8.29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05cm" svg:height="0.635cm" svg:x="8.315cm" svg:y="7.6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6" draw:layer="layout" svg:width="2.54cm" svg:height="3.175cm" svg:x="13.97cm" svg:y="6.3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7" draw:layer="layout" svg:x1="14.605cm" svg:y1="6.985cm" svg:x2="14.605cm" svg:y2="7.62cm">
              <text:p/>
            </draw:line>
            <draw:line draw:style-name="gr9" draw:text-style-name="P7" draw:layer="layout" svg:x1="14.605cm" svg:y1="7.62cm" svg:x2="15.875cm" svg:y2="7.62cm">
              <text:p/>
            </draw:line>
            <draw:path draw:style-name="gr9" draw:text-style-name="P7" draw:layer="layout" svg:width="1.047cm" svg:height="0.184cm" svg:x="14.711cm" svg:y="7.182cm" svg:viewBox="0 0 1048 185" svg:d="M0 29c113-7 239-52 339-14 125 47 199 185 339 169 139-16 213-168 370-141v7">
              <text:p/>
            </draw:path>
            <draw:line draw:style-name="gr10" draw:text-style-name="P7" draw:layer="layout" svg:x1="14.605cm" svg:y1="6.985cm" svg:x2="14.605cm" svg:y2="7.62cm">
              <text:p/>
            </draw:line>
            <draw:line draw:style-name="gr10" draw:text-style-name="P7" draw:layer="layout" svg:x1="14.605cm" svg:y1="7.62cm" svg:x2="15.875cm" svg:y2="7.62cm">
              <text:p/>
            </draw:line>
            <draw:path draw:style-name="gr9" draw:text-style-name="P7" draw:layer="layout" svg:width="1.047cm" svg:height="0.184cm" svg:x="14.711cm" svg:y="7.182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4.605cm" svg:y1="7.873cm" svg:x2="14.605cm" svg:y2="8.508cm">
              <text:p/>
            </draw:line>
            <draw:line draw:style-name="gr9" draw:text-style-name="P7" draw:layer="layout" svg:x1="14.605cm" svg:y1="8.508cm" svg:x2="15.875cm" svg:y2="8.508cm">
              <text:p/>
            </draw:line>
            <draw:path draw:style-name="gr9" draw:text-style-name="P7" draw:layer="layout" svg:width="1.047cm" svg:height="0.184cm" svg:x="14.711cm" svg:y="8.07cm" svg:viewBox="0 0 1048 185" svg:d="M0 29c113-7 239-52 339-14 125 47 199 185 339 169 139-16 213-168 370-141v7">
              <text:p/>
            </draw:path>
            <draw:line draw:style-name="gr10" draw:text-style-name="P7" draw:layer="layout" svg:x1="14.605cm" svg:y1="7.873cm" svg:x2="14.605cm" svg:y2="8.508cm">
              <text:p/>
            </draw:line>
            <draw:line draw:style-name="gr10" draw:text-style-name="P7" draw:layer="layout" svg:x1="14.605cm" svg:y1="8.508cm" svg:x2="15.875cm" svg:y2="8.508cm">
              <text:p/>
            </draw:line>
            <draw:path draw:style-name="gr11" draw:text-style-name="P7" draw:layer="layout" svg:width="1.047cm" svg:height="0.184cm" svg:x="14.711cm" svg:y="8.07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4.605cm" svg:y1="8.705cm" svg:x2="14.605cm" svg:y2="9.34cm">
              <text:p/>
            </draw:line>
            <draw:line draw:style-name="gr9" draw:text-style-name="P7" draw:layer="layout" svg:x1="14.605cm" svg:y1="9.34cm" svg:x2="15.875cm" svg:y2="9.34cm">
              <text:p/>
            </draw:line>
            <draw:path draw:style-name="gr9" draw:text-style-name="P7" draw:layer="layout" svg:width="1.047cm" svg:height="0.184cm" svg:x="14.711cm" svg:y="8.902cm" svg:viewBox="0 0 1048 185" svg:d="M0 29c113-7 239-52 339-14 125 47 199 185 339 169 139-16 213-168 370-141v7">
              <text:p/>
            </draw:path>
            <draw:line draw:style-name="gr10" draw:text-style-name="P7" draw:layer="layout" svg:x1="14.605cm" svg:y1="8.705cm" svg:x2="14.605cm" svg:y2="9.34cm">
              <text:p/>
            </draw:line>
            <draw:line draw:style-name="gr10" draw:text-style-name="P7" draw:layer="layout" svg:x1="14.605cm" svg:y1="9.34cm" svg:x2="15.875cm" svg:y2="9.34cm">
              <text:p/>
            </draw:line>
            <draw:path draw:style-name="gr12" draw:text-style-name="P7" draw:layer="layout" svg:width="1.047cm" svg:height="0.184cm" svg:x="14.711cm" svg:y="8.902cm" svg:viewBox="0 0 1048 185" svg:d="M0 29c113-7 239-52 339-14 125 47 199 185 339 169 139-16 213-168 370-141v7">
              <text:p/>
            </draw:path>
          </draw:g>
        </draw:g>
        <presentation:notes draw:style-name="dp2">
          <draw:page-thumbnail draw:style-name="gr13" draw:layer="layout" svg:width="17cm" svg:height="9.56cm" svg:x="2cm" svg:y="2.5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_5f_" presentation:presentation-page-layout-name="AL1T0">
        <office:forms form:automatic-focus="false" form:apply-design-mode="false"/>
        <draw:custom-shape draw:style-name="gr1" draw:text-style-name="P1" draw:layer="layout" svg:width="2.54cm" svg:height="3.175cm" svg:x="13.97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27cm" svg:height="1.905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905cm" svg:x="5.08cm" svg:y="6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905cm" svg:x="5.715cm" svg:y="8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3.175cm" svg:x="7.656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905cm" svg:height="1.905cm" svg:x="8.25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6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5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86cm" svg:y="6.3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27cm" svg:height="0.635cm" svg:x="6.386cm" svg:y="6.3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9" draw:layer="layout" svg:width="1.391cm" svg:height="2.203cm" svg:x="10.16cm" svg:y="6.687cm">
          <draw:text-box>
            <text:p><text:span text:style-name="T1">?</text:span></text:p>
          </draw:text-box>
        </draw:frame>
        <draw:custom-shape draw:style-name="gr16" draw:text-style-name="P10" draw:layer="layout" svg:width="2.248cm" svg:height="1.906cm" draw:transform="rotate (-1.56765473414131) translate (13.457cm 6.98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draw:custom-shape draw:style-name="gr8" draw:text-style-name="P6" draw:layer="layout" svg:width="2.54cm" svg:height="3.175cm" svg:x="17.145cm" svg:y="6.3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7" draw:layer="layout" svg:x1="17.78cm" svg:y1="6.985cm" svg:x2="17.78cm" svg:y2="7.62cm">
              <text:p/>
            </draw:line>
            <draw:line draw:style-name="gr9" draw:text-style-name="P7" draw:layer="layout" svg:x1="17.78cm" svg:y1="7.62cm" svg:x2="19.05cm" svg:y2="7.62cm">
              <text:p/>
            </draw:line>
            <draw:path draw:style-name="gr9" draw:text-style-name="P7" draw:layer="layout" svg:width="1.047cm" svg:height="0.184cm" svg:x="17.886cm" svg:y="7.182cm" svg:viewBox="0 0 1048 185" svg:d="M0 29c113-7 239-52 339-14 125 47 199 185 339 169 139-16 213-168 370-141v7">
              <text:p/>
            </draw:path>
            <draw:line draw:style-name="gr10" draw:text-style-name="P7" draw:layer="layout" svg:x1="17.78cm" svg:y1="6.985cm" svg:x2="17.78cm" svg:y2="7.62cm">
              <text:p/>
            </draw:line>
            <draw:line draw:style-name="gr10" draw:text-style-name="P7" draw:layer="layout" svg:x1="17.78cm" svg:y1="7.62cm" svg:x2="19.05cm" svg:y2="7.62cm">
              <text:p/>
            </draw:line>
            <draw:path draw:style-name="gr9" draw:text-style-name="P7" draw:layer="layout" svg:width="1.047cm" svg:height="0.184cm" svg:x="17.886cm" svg:y="7.182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7.78cm" svg:y1="7.873cm" svg:x2="17.78cm" svg:y2="8.508cm">
              <text:p/>
            </draw:line>
            <draw:line draw:style-name="gr9" draw:text-style-name="P7" draw:layer="layout" svg:x1="17.78cm" svg:y1="8.508cm" svg:x2="19.05cm" svg:y2="8.508cm">
              <text:p/>
            </draw:line>
            <draw:path draw:style-name="gr9" draw:text-style-name="P7" draw:layer="layout" svg:width="1.047cm" svg:height="0.184cm" svg:x="17.886cm" svg:y="8.07cm" svg:viewBox="0 0 1048 185" svg:d="M0 29c113-7 239-52 339-14 125 47 199 185 339 169 139-16 213-168 370-141v7">
              <text:p/>
            </draw:path>
            <draw:line draw:style-name="gr10" draw:text-style-name="P7" draw:layer="layout" svg:x1="17.78cm" svg:y1="7.873cm" svg:x2="17.78cm" svg:y2="8.508cm">
              <text:p/>
            </draw:line>
            <draw:line draw:style-name="gr10" draw:text-style-name="P7" draw:layer="layout" svg:x1="17.78cm" svg:y1="8.508cm" svg:x2="19.05cm" svg:y2="8.508cm">
              <text:p/>
            </draw:line>
            <draw:path draw:style-name="gr11" draw:text-style-name="P7" draw:layer="layout" svg:width="1.047cm" svg:height="0.184cm" svg:x="17.886cm" svg:y="8.07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7.78cm" svg:y1="8.705cm" svg:x2="17.78cm" svg:y2="9.34cm">
              <text:p/>
            </draw:line>
            <draw:line draw:style-name="gr9" draw:text-style-name="P7" draw:layer="layout" svg:x1="17.78cm" svg:y1="9.34cm" svg:x2="19.05cm" svg:y2="9.34cm">
              <text:p/>
            </draw:line>
            <draw:path draw:style-name="gr9" draw:text-style-name="P7" draw:layer="layout" svg:width="1.047cm" svg:height="0.184cm" svg:x="17.886cm" svg:y="8.902cm" svg:viewBox="0 0 1048 185" svg:d="M0 29c113-7 239-52 339-14 125 47 199 185 339 169 139-16 213-168 370-141v7">
              <text:p/>
            </draw:path>
            <draw:line draw:style-name="gr10" draw:text-style-name="P7" draw:layer="layout" svg:x1="17.78cm" svg:y1="8.705cm" svg:x2="17.78cm" svg:y2="9.34cm">
              <text:p/>
            </draw:line>
            <draw:line draw:style-name="gr10" draw:text-style-name="P7" draw:layer="layout" svg:x1="17.78cm" svg:y1="9.34cm" svg:x2="19.05cm" svg:y2="9.34cm">
              <text:p/>
            </draw:line>
            <draw:path draw:style-name="gr12" draw:text-style-name="P7" draw:layer="layout" svg:width="1.047cm" svg:height="0.184cm" svg:x="17.886cm" svg:y="8.902cm" svg:viewBox="0 0 1048 185" svg:d="M0 29c113-7 239-52 339-14 125 47 199 185 339 169 139-16 213-168 370-141v7">
              <text:p/>
            </draw:path>
          </draw:g>
        </draw:g>
        <presentation:notes draw:style-name="dp2">
          <draw:page-thumbnail draw:style-name="gr13" draw:layer="layout" svg:width="17cm" svg:height="9.56cm" svg:x="2cm" svg:y="2.5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_5f_" presentation:presentation-page-layout-name="AL1T0">
        <office:forms form:automatic-focus="false" form:apply-design-mode="false"/>
        <draw:custom-shape draw:style-name="gr1" draw:text-style-name="P1" draw:layer="layout" svg:width="2.54cm" svg:height="3.175cm" svg:x="8.89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27cm" svg:height="1.905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905cm" svg:x="5.08cm" svg:y="6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905cm" svg:x="5.715cm" svg:y="8.255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.905cm" svg:height="0.635cm" svg:x="6.35cm" svg:y="7.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" draw:layer="layout" svg:width="1.905cm" svg:height="0.635cm" svg:x="6.35cm" svg:y="6.3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" draw:layer="layout" svg:width="1.905cm" svg:height="0.635cm" svg:x="6.35cm" svg:y="6.9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7" draw:text-style-name="P10" draw:layer="layout" svg:width="0.635cm" svg:height="0.635cm" svg:x="4.445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0.635cm" svg:height="0.635cm" svg:x="5.116cm" svg:y="6.9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0.635cm" svg:height="0.635cm" svg:x="5.715cm" svg:y="8.25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8" draw:text-style-name="P6" draw:layer="layout" svg:width="2.54cm" svg:height="3.175cm" svg:x="12.065cm" svg:y="6.3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7" draw:layer="layout" svg:x1="12.7cm" svg:y1="6.985cm" svg:x2="12.7cm" svg:y2="7.62cm">
              <text:p/>
            </draw:line>
            <draw:line draw:style-name="gr9" draw:text-style-name="P7" draw:layer="layout" svg:x1="12.7cm" svg:y1="7.62cm" svg:x2="13.97cm" svg:y2="7.62cm">
              <text:p/>
            </draw:line>
            <draw:path draw:style-name="gr9" draw:text-style-name="P7" draw:layer="layout" svg:width="1.047cm" svg:height="0.184cm" svg:x="12.806cm" svg:y="7.182cm" svg:viewBox="0 0 1048 185" svg:d="M0 29c113-7 239-52 339-14 125 47 199 185 339 169 139-16 213-168 370-141v7">
              <text:p/>
            </draw:path>
            <draw:line draw:style-name="gr10" draw:text-style-name="P7" draw:layer="layout" svg:x1="12.7cm" svg:y1="6.985cm" svg:x2="12.7cm" svg:y2="7.62cm">
              <text:p/>
            </draw:line>
            <draw:line draw:style-name="gr10" draw:text-style-name="P7" draw:layer="layout" svg:x1="12.7cm" svg:y1="7.62cm" svg:x2="13.97cm" svg:y2="7.62cm">
              <text:p/>
            </draw:line>
            <draw:path draw:style-name="gr9" draw:text-style-name="P7" draw:layer="layout" svg:width="1.047cm" svg:height="0.184cm" svg:x="12.806cm" svg:y="7.182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2.7cm" svg:y1="7.873cm" svg:x2="12.7cm" svg:y2="8.508cm">
              <text:p/>
            </draw:line>
            <draw:line draw:style-name="gr9" draw:text-style-name="P7" draw:layer="layout" svg:x1="12.7cm" svg:y1="8.508cm" svg:x2="13.97cm" svg:y2="8.508cm">
              <text:p/>
            </draw:line>
            <draw:path draw:style-name="gr9" draw:text-style-name="P7" draw:layer="layout" svg:width="1.047cm" svg:height="0.184cm" svg:x="12.806cm" svg:y="8.07cm" svg:viewBox="0 0 1048 185" svg:d="M0 29c113-7 239-52 339-14 125 47 199 185 339 169 139-16 213-168 370-141v7">
              <text:p/>
            </draw:path>
            <draw:line draw:style-name="gr10" draw:text-style-name="P7" draw:layer="layout" svg:x1="12.7cm" svg:y1="7.873cm" svg:x2="12.7cm" svg:y2="8.508cm">
              <text:p/>
            </draw:line>
            <draw:line draw:style-name="gr10" draw:text-style-name="P7" draw:layer="layout" svg:x1="12.7cm" svg:y1="8.508cm" svg:x2="13.97cm" svg:y2="8.508cm">
              <text:p/>
            </draw:line>
            <draw:path draw:style-name="gr11" draw:text-style-name="P7" draw:layer="layout" svg:width="1.047cm" svg:height="0.184cm" svg:x="12.806cm" svg:y="8.07cm" svg:viewBox="0 0 1048 185" svg:d="M0 29c113-7 239-52 339-14 125 47 199 185 339 169 139-16 213-168 370-141v7">
              <text:p/>
            </draw:path>
          </draw:g>
          <draw:g>
            <draw:line draw:style-name="gr9" draw:text-style-name="P7" draw:layer="layout" svg:x1="12.7cm" svg:y1="8.705cm" svg:x2="12.7cm" svg:y2="9.34cm">
              <text:p/>
            </draw:line>
            <draw:line draw:style-name="gr9" draw:text-style-name="P7" draw:layer="layout" svg:x1="12.7cm" svg:y1="9.34cm" svg:x2="13.97cm" svg:y2="9.34cm">
              <text:p/>
            </draw:line>
            <draw:path draw:style-name="gr9" draw:text-style-name="P7" draw:layer="layout" svg:width="1.047cm" svg:height="0.184cm" svg:x="12.806cm" svg:y="8.902cm" svg:viewBox="0 0 1048 185" svg:d="M0 29c113-7 239-52 339-14 125 47 199 185 339 169 139-16 213-168 370-141v7">
              <text:p/>
            </draw:path>
            <draw:line draw:style-name="gr10" draw:text-style-name="P7" draw:layer="layout" svg:x1="12.7cm" svg:y1="8.705cm" svg:x2="12.7cm" svg:y2="9.34cm">
              <text:p/>
            </draw:line>
            <draw:line draw:style-name="gr10" draw:text-style-name="P7" draw:layer="layout" svg:x1="12.7cm" svg:y1="9.34cm" svg:x2="13.97cm" svg:y2="9.34cm">
              <text:p/>
            </draw:line>
            <draw:path draw:style-name="gr12" draw:text-style-name="P7" draw:layer="layout" svg:width="1.047cm" svg:height="0.184cm" svg:x="12.806cm" svg:y="8.902cm" svg:viewBox="0 0 1048 185" svg:d="M0 29c113-7 239-52 339-14 125 47 199 185 339 169 139-16 213-168 370-141v7">
              <text:p/>
            </draw:path>
          </draw:g>
        </draw:g>
        <presentation:notes draw:style-name="dp2">
          <draw:page-thumbnail draw:style-name="gr13" draw:layer="layout" svg:width="17cm" svg:height="9.56cm" svg:x="2cm" svg:y="2.5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_5f_" presentation:presentation-page-layout-name="AL1T0">
        <office:forms form:automatic-focus="false" form:apply-design-mode="false"/>
        <draw:custom-shape draw:style-name="gr18" draw:text-style-name="P1" draw:layer="layout" svg:width="1.27cm" svg:height="1.905cm" svg:x="2.54cm" svg:y="8.2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27cm" svg:height="1.905cm" svg:x="2.54cm" svg:y="5.715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6" draw:layer="layout" svg:width="1.27cm" svg:height="2.158cm" svg:x="2.54cm" svg:y="10.54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9" draw:text-style-name="P7" draw:layer="layout" svg:x1="2.858cm" svg:y1="10.974cm" svg:x2="2.858cm" svg:y2="11.406cm">
              <text:p/>
            </draw:line>
            <draw:line draw:style-name="gr9" draw:text-style-name="P7" draw:layer="layout" svg:x1="2.858cm" svg:y1="11.405cm" svg:x2="3.493cm" svg:y2="11.405cm">
              <text:p/>
            </draw:line>
            <draw:path draw:style-name="gr9" draw:text-style-name="P7" draw:layer="layout" svg:width="0.523cm" svg:height="0.125cm" svg:x="2.911cm" svg:y="11.107cm" svg:viewBox="0 0 524 126" svg:d="M0 20c57-5 120-36 170-10 62 32 99 126 169 115s107-114 185-96v5">
              <text:p/>
            </draw:path>
            <draw:line draw:style-name="gr10" draw:text-style-name="P7" draw:layer="layout" svg:x1="2.858cm" svg:y1="10.974cm" svg:x2="2.858cm" svg:y2="11.406cm">
              <text:p/>
            </draw:line>
            <draw:line draw:style-name="gr10" draw:text-style-name="P7" draw:layer="layout" svg:x1="2.858cm" svg:y1="11.405cm" svg:x2="3.493cm" svg:y2="11.405cm">
              <text:p/>
            </draw:line>
            <draw:path draw:style-name="gr9" draw:text-style-name="P7" draw:layer="layout" svg:width="0.523cm" svg:height="0.125cm" svg:x="2.911cm" svg:y="11.107cm" svg:viewBox="0 0 524 126" svg:d="M0 20c57-5 120-36 170-10 62 32 99 126 169 115s107-114 185-96v5">
              <text:p/>
            </draw:path>
          </draw:g>
          <draw:g>
            <draw:line draw:style-name="gr9" draw:text-style-name="P7" draw:layer="layout" svg:x1="2.858cm" svg:y1="11.577cm" svg:x2="2.858cm" svg:y2="12.009cm">
              <text:p/>
            </draw:line>
            <draw:line draw:style-name="gr9" draw:text-style-name="P7" draw:layer="layout" svg:x1="2.858cm" svg:y1="12.009cm" svg:x2="3.493cm" svg:y2="12.009cm">
              <text:p/>
            </draw:line>
            <draw:path draw:style-name="gr9" draw:text-style-name="P7" draw:layer="layout" svg:width="0.523cm" svg:height="0.125cm" svg:x="2.911cm" svg:y="11.711cm" svg:viewBox="0 0 524 126" svg:d="M0 20c57-5 120-36 170-10 62 32 99 126 169 115s107-114 185-96v5">
              <text:p/>
            </draw:path>
            <draw:line draw:style-name="gr10" draw:text-style-name="P7" draw:layer="layout" svg:x1="2.858cm" svg:y1="11.577cm" svg:x2="2.858cm" svg:y2="12.009cm">
              <text:p/>
            </draw:line>
            <draw:line draw:style-name="gr10" draw:text-style-name="P7" draw:layer="layout" svg:x1="2.858cm" svg:y1="12.009cm" svg:x2="3.493cm" svg:y2="12.009cm">
              <text:p/>
            </draw:line>
            <draw:path draw:style-name="gr11" draw:text-style-name="P7" draw:layer="layout" svg:width="0.523cm" svg:height="0.125cm" svg:x="2.911cm" svg:y="11.711cm" svg:viewBox="0 0 524 126" svg:d="M0 20c57-5 120-36 170-10 62 32 99 126 169 115s107-114 185-96v5">
              <text:p/>
            </draw:path>
          </draw:g>
          <draw:g>
            <draw:line draw:style-name="gr9" draw:text-style-name="P7" draw:layer="layout" svg:x1="2.858cm" svg:y1="12.143cm" svg:x2="2.858cm" svg:y2="12.575cm">
              <text:p/>
            </draw:line>
            <draw:line draw:style-name="gr9" draw:text-style-name="P7" draw:layer="layout" svg:x1="2.858cm" svg:y1="12.574cm" svg:x2="3.493cm" svg:y2="12.574cm">
              <text:p/>
            </draw:line>
            <draw:path draw:style-name="gr9" draw:text-style-name="P7" draw:layer="layout" svg:width="0.523cm" svg:height="0.125cm" svg:x="2.911cm" svg:y="12.277cm" svg:viewBox="0 0 524 126" svg:d="M0 20c57-5 120-36 170-10 62 32 99 126 169 115s107-114 185-96v5">
              <text:p/>
            </draw:path>
            <draw:line draw:style-name="gr10" draw:text-style-name="P7" draw:layer="layout" svg:x1="2.858cm" svg:y1="12.143cm" svg:x2="2.858cm" svg:y2="12.575cm">
              <text:p/>
            </draw:line>
            <draw:line draw:style-name="gr10" draw:text-style-name="P7" draw:layer="layout" svg:x1="2.858cm" svg:y1="12.574cm" svg:x2="3.493cm" svg:y2="12.574cm">
              <text:p/>
            </draw:line>
            <draw:path draw:style-name="gr12" draw:text-style-name="P7" draw:layer="layout" svg:width="0.523cm" svg:height="0.125cm" svg:x="2.911cm" svg:y="12.277cm" svg:viewBox="0 0 524 126" svg:d="M0 20c57-5 120-36 170-10 62 32 99 126 169 115s107-114 185-96v5">
              <text:p/>
            </draw:path>
          </draw:g>
        </draw:g>
        <draw:custom-shape draw:style-name="gr17" draw:text-style-name="P10" draw:layer="layout" svg:width="0.635cm" svg:height="0.635cm" svg:x="2.54cm" svg:y="4.4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9" draw:layer="layout" svg:width="1.391cm" svg:height="1.905cm" svg:x="2.54cm" svg:y="12.7cm">
          <draw:text-box>
            <text:p><text:span text:style-name="T1">?</text:span></text:p>
          </draw:text-box>
        </draw:frame>
        <draw:frame draw:style-name="gr20" draw:text-style-name="P12" draw:layer="layout" svg:width="12.7cm" svg:height="0.962cm" svg:x="4.445cm" svg:y="4.445cm">
          <draw:text-box>
            <text:p text:style-name="P11">node exporter, push gateway or client</text:p>
          </draw:text-box>
        </draw:frame>
        <draw:frame draw:style-name="gr20" draw:text-style-name="P13" draw:layer="layout" svg:width="5.08cm" svg:height="0.962cm" svg:x="4.445cm" svg:y="6.35cm">
          <draw:text-box>
            <text:p text:style-name="P11">monitored host</text:p>
          </draw:text-box>
        </draw:frame>
        <draw:frame draw:style-name="gr20" draw:text-style-name="P12" draw:layer="layout" svg:width="6.35cm" svg:height="0.962cm" svg:x="4.445cm" svg:y="8.563cm">
          <draw:text-box>
            <text:p text:style-name="P11">prometheus server</text:p>
          </draw:text-box>
        </draw:frame>
        <draw:frame draw:style-name="gr20" draw:text-style-name="P12" draw:layer="layout" svg:width="3.175cm" svg:height="0.962cm" svg:x="4.445cm" svg:y="10.468cm">
          <draw:text-box>
            <text:p text:style-name="P11">grafana</text:p>
          </draw:text-box>
        </draw:frame>
        <draw:frame draw:style-name="gr20" draw:text-style-name="P12" draw:layer="layout" svg:width="7.62cm" svg:height="0.962cm" svg:x="4.445cm" svg:y="13.335cm">
          <draw:text-box>
            <text:p text:style-name="P11">relabel configs process</text:p>
          </draw:text-box>
        </draw:frame>
        <presentation:notes draw:style-name="dp2">
          <draw:page-thumbnail draw:style-name="gr13" draw:layer="layout" svg:width="17cm" svg:height="9.56cm" svg:x="2cm" svg:y="2.5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1" svg:font-family="'Liberation San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6cm" draw:shadow-offset-y="0.076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loext:opacity="10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svg:stroke-color="#f09e6f" draw:marker-start-width="0.432cm" draw:marker-end-width="0.432cm" draw:fill="none" draw:fill-gradient-name="Gradient_20_2" draw:fill-hatch-name="Red_20_90_20_Degrees_20_Crossed_20_1" draw:fill-image-name="Bitmap_20_1" draw:shadow="hidden" draw:shadow-offset-x="0.076cm" draw:shadow-offset-y="0.07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office:forms form:automatic-focus="false" form:apply-design-mode="false"/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9T16:10:40.375000000</meta:creation-date>
    <meta:editing-duration>PT54M33S</meta:editing-duration>
    <meta:editing-cycles>8</meta:editing-cycles>
    <meta:generator>LibreOffice/7.1.1.2$Windows_X86_64 LibreOffice_project/fe0b08f4af1bacafe4c7ecc87ce55bb426164676</meta:generator>
    <dc:title>Bright Blue</dc:title>
    <dc:date>2022-04-19T19:51:14.209000000</dc:date>
    <meta:document-statistic meta:object-count="180"/>
  </office:meta>
</office:document-meta>
</file>